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LES:</text:p>
      <text:p text:style-name="P1"/>
      <text:p text:style-name="P1">WEB USER (non member) can view restaurants, menus, reviews</text:p>
      <text:p text:style-name="P1">MOBILE USER(non member) can view restaurants, menus, reviews</text:p>
      <text:p text:style-name="P1"/>
      <text:p text:style-name="P1">OWNERS – can setup initial account, maintain account, delete account, assign employee to maintain menu.</text:p>
      <text:p text:style-name="P1">EMPLOYEE- can maintain menu, view and process orders</text:p>
      <text:p text:style-name="P1">CUSTOMER(web &amp; mobile) - can setup initial account, maintain account, view restaurants, menus, reviews, order and pay for food</text:p>
      <text:p text:style-name="P1"/>
      <text:p text:style-name="P1">ROLES &amp; DATA MODEL ASSIOCIATIONS</text:p>
      <text:p text:style-name="P1"/>
      <text:p text:style-name="P1">OWNERS - Restaur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orge Fuchs</meta:initial-creator>
    <meta:creation-date>2011-06-07T09:14:21.03</meta:creation-date>
    <meta:document-statistic meta:table-count="0" meta:image-count="0" meta:object-count="0" meta:page-count="1" meta:paragraph-count="8" meta:word-count="68" meta:character-count="456"/>
    <dc:date>2011-06-07T11:50:04.21</dc:date>
    <dc:creator>George Fuchs</dc:creator>
    <meta:editing-duration>PT2H5M21S</meta:editing-duration>
    <meta:editing-cycles>1</meta:editing-cycles>
    <meta:generator>OpenOffice.org/3.3$Win32 OpenOffice.org_project/330m20$Build-9567</meta:generator>
  </office:meta>
</office:document-meta>
</file>